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800000" fo:font-size="22pt" style:font-size-asian="22pt" style:font-size-complex="22pt" style:language-complex="hi" style:country-complex="IN"/>
    </style:style>
    <style:style style:name="P3" style:family="paragraph" style:parent-style-name="Standard">
      <style:paragraph-properties fo:text-align="center" style:justify-single-word="false"/>
      <style:text-properties fo:color="#800000" fo:font-size="88pt" fo:font-weight="bold" style:font-size-asian="88pt" style:font-weight-asian="bold" style:font-size-complex="8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color="#000066"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color="#000066" fo:font-size="22pt" style:font-size-asian="22pt" style:font-size-complex="22pt" style:language-complex="hi" style:country-complex="IN"/>
    </style:style>
    <style:style style:name="P7" style:family="paragraph" style:parent-style-name="Standard">
      <style:paragraph-properties fo:text-align="center" style:justify-single-word="false"/>
      <style:text-properties fo:color="#7e0021" fo:font-size="22pt" style:font-size-asian="22pt" style:font-size-complex="22pt" style:language-complex="hi" style:country-complex="IN"/>
    </style:style>
    <style:style style:name="P8" style:family="paragraph" style:parent-style-name="Standard">
      <style:paragraph-properties fo:text-align="center" style:justify-single-word="false"/>
      <style:text-properties fo:color="#7e0021" fo:font-size="22pt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color="#7e0021"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color="#000080" fo:font-size="22pt" style:font-size-asian="22pt" style:font-size-complex="22pt" style:language-complex="hi" style:country-complex="IN"/>
    </style:style>
    <style:style style:name="P11" style:family="paragraph" style:parent-style-name="Standard">
      <style:paragraph-properties fo:text-align="center" style:justify-single-word="false"/>
      <style:text-properties fo:color="#800000" fo:font-size="22pt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color="#800000" fo:font-size="22pt" style:font-size-asian="22pt" style:font-size-complex="22pt" style:language-complex="hi" style:country-complex="IN"/>
    </style:style>
    <style:style style:name="T1" style:family="text">
      <style:text-properties style:language-complex="hi" style:country-complex="IN"/>
    </style:style>
    <style:style style:name="T2" style:family="text">
      <style:text-properties fo:color="#000066"/>
    </style:style>
    <style:style style:name="T3" style:family="text">
      <style:text-properties fo:color="#800000"/>
    </style:style>
    <style:style style:name="T4" style:family="text">
      <style:text-properties fo:color="#7e00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याद करिय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वंदित्तु सव्वसिद्धे धुवमचलमणोवमं गदिं पत्ते</text:p>
      <text:p text:style-name="P5">वोच्छामि समयपाहुडमिणमो सुदकेवलीभणिदं ॥१ <text:span text:style-name="T1">स</text:span>॥</text:p>
      <text:p text:style-name="P1">इंदसदवंदियाणं तिहुवणहिदमधुरविसदवक्काणं </text:p>
      <text:p text:style-name="P1">अंतातीदगुणाणं णमो जिणाणं जिदभवाणं ॥१ <text:span text:style-name="T1">पं</text:span>॥</text:p>
      <text:p text:style-name="P5">जीवमजीवं दव्वं, जिणवरवसहेण जेण णिद्दट्ठं</text:p>
      <text:p text:style-name="P5">देविंदविंदवंदं, वंदे तं सव्वदा सिरसा ॥१ द्र<text:span text:style-name="T1">.सं.</text:span>॥</text:p>
      <text:p text:style-name="P1">जे जाया झाणग्गियएँ कम्म-कलंक डहेवि</text:p>
      <text:p text:style-name="P1">णिच्च-णिरंजण-णाण-मय ते परमप्प णवेवि ॥१ <text:span text:style-name="T1">प.प्र.</text:span>॥</text:p>
      <text:p text:style-name="P8">नम: श्री वर्धमानाय निर्धूत कलिलात्मने </text:p>
      <text:p text:style-name="P8">सालोकानां त्रिलोकानां यद्विद्या दर्पणायते ॥<text:span text:style-name="T1">र-</text:span>१॥</text:p>
      <text:p text:style-name="P4">एस सुरासुरमणुसिंदवंदिदं धोदघाइकम्ममलं</text:p>
      <text:p text:style-name="P4">पणमामि वड्‌ढमाणं तित्थं धम्मस्स कत्तारं ॥१ <text:span text:style-name="T1">प्र.</text:span>॥</text:p>
      <text:p text:style-name="P1">सेसे पुण तित्थयरे ससव्वसिद्धे विसुद्धसब्भावे</text:p>
      <text:p text:style-name="P1">समणे य णाणदंसणचरित्ततववीरियायारे ॥२॥</text:p>
      <text:p text:style-name="P4">ते ते सव्वे समगं समगं पत्तेगमेव पत्तेगं</text:p>
      <text:p text:style-name="P4">वंदामि य वट्टंते अरहंते माणुसे खेत्ते ॥३॥</text:p>
      <text:p text:style-name="P1">किच्चा अरहंताणं सिद्धाणं तह णमो गणहराणं</text:p>
      <text:p text:style-name="P1">अज्झावयवग्गाणं साहूणं चेव सव्वेसिं ॥४॥</text:p>
      <text:p text:style-name="P4"><text:soft-page-break/>तेसिं विसुद्धदंसणणाणपहाणासमं समासेज्ज</text:p>
      <text:p text:style-name="P4">उवसंपयामि सम्मं जत्तो णिव्वाणसंपत्ती ॥५॥</text:p>
      <text:p text:style-name="P1">जीव: चरित्रदर्शनज्ञानस्थित: तं हि स्वसमयं जानीहि<text:line-break/>पुद्गलकर्मप्रदेशस्थितं च तं जानीहि परसमयम् ॥२॥</text:p>
      <text:p text:style-name="P4">कर्म अशुभं कुशीलं शुभकर्म चापि जानीथ सुशीलम् <text:line-break/>कथं तद्भवति सुशीलं यत्संसारं प्रवेशयति ॥१४५॥</text:p>
      <text:p text:style-name="P1">परमार्थबाह्या ये ते अज्ञानेन पुण्यमिच्छन्ति</text:p>
      <text:p text:style-name="P1">संसारगमनहेतुमपि मोक्षहेतुमजानन्त: ॥१५४॥</text:p>
      <text:p text:style-name="P4">यथा कनकमग्नितप्तमपि कनकभावं न तं परित्यजति</text:p>
      <text:p text:style-name="P4">तथा कर्मोदयतप्तो न जहाति ज्ञानी तु ज्ञानित्वम ॥१८४॥</text:p>
      <text:p text:style-name="P1">यथा मद्धं पिबन् अरतिभावेन माद्धति न पुरुष:</text:p>
      <text:p text:style-name="P1">द्रव्योपभोगेअरतो ज्ञान्यपि न बध्यते तथैव ॥१९६॥</text:p>
      <text:p text:style-name="P4">यो मन्यते हिनस्मि च हिंस्ये च परै: सत्त्वै: </text:p>
      <text:p text:style-name="P4">स मूढोऽज्ञानी ज्ञान्यतस्तु विपरीत: ॥२४७॥</text:p>
      <text:p text:style-name="P1">यो मन्यते जीवयामि च जीव्ये च परै: सत्त्वै:</text:p>
      <text:p text:style-name="P1">स मूढोऽज्ञानी ज्ञान्यतस्तु विपरीत: ॥२५०॥</text:p>
      <text:p text:style-name="P4">पाषण्डिलिङ्गेषु वा गृहिलिङ्गेषु वा बहुप्रकारेषु</text:p>
      <text:p text:style-name="P4">कुर्वन्ति ये ममत्वं तैर्न ज्ञात: समयसार: ॥४१३॥</text:p>
      <text:p text:style-name="P1"><text:soft-page-break/>व्यावहारिक: पुनर्नयो द्वे अपि लिंङ्गे भणति मोक्षपथे</text:p>
      <text:p text:style-name="P1">निश्चयनयो नेच्छति मोक्षपथे सर्वलिङ्गानि ॥४१४॥</text:p>
      <text:p text:style-name="P1">संपद्यते निर्वाणं देवासुरमनुजराजविभवै:</text:p>
      <text:p text:style-name="P1">जीवस्य चरित्राद्दर्शनज्ञानप्रधानात्‌ ॥६॥</text:p>
      <text:p text:style-name="P4">चारित्रं खलु धर्मो धर्मो यस्तत्साम्यमिति निर्दिष्टम्‌</text:p>
      <text:p text:style-name="P4">मोहक्षोभविहीन: परिणाम: आत्मनो हि साम्यम्‌ ॥७॥</text:p>
      <text:p text:style-name="P1">परिणमति येन द्रव्यं तत्कालं तन्मयमिति प्रज्ञप्तम्‌</text:p>
      <text:p text:style-name="P1">तस्माद्धर्मपरिणत आत्मा धर्मो मन्तव्य: ॥८॥</text:p>
      <text:p text:style-name="P4">जीव: परिणमति यदा शुभेनाशुभेन वा शुभोऽशुभ:</text:p>
      <text:p text:style-name="P4">शुद्धेन तदा शु<text:span text:style-name="T1">द्धो</text:span> भवति हि परिणामस्वभाव: ॥९॥</text:p>
      <text:p text:style-name="P1">नास्ति विना परिणाममर्थोऽर्थं विनेह परिणाम:</text:p>
      <text:p text:style-name="P1">द्रव्य-गुण-पर्ययस्थोऽर्थोऽस्तित्वनिर्वृत्त: ॥१०॥</text:p>
      <text:p text:style-name="P4">धर्मेण परिणतात्मा आत्मा यदि शुद्धसंप्रयोगयुत:</text:p>
      <text:p text:style-name="P4">प्राप्नोति निर्वाणसुखं शुभोपयुक्त: च स्वर्गसुखम्‌ ॥११॥</text:p>
      <text:p text:style-name="P1">अशुभोदयेनात्मा कुनरस्तिर्यग्भूत्वा नैरयिक:</text:p>
      <text:p text:style-name="P1">दु:खसहस्रै: सदा अभिद्रुतो भ्रमत्यत्यन्तम्‌ ॥१२॥</text:p>
      <text:p text:style-name="P4">अतिशयमात्मसमुत्थं विषयातीतमनौपम्यमनन्तम्‌</text:p>
      <text:p text:style-name="P4">अव्युच्छिन्नं च सुखं शुद्धोपयोगप्रसिद्धानाम्‌ ॥१३॥</text:p>
      <text:p text:style-name="P1"><text:soft-page-break/>सुविदितपदार्थसूत्र: संयमतप:संयुतो विगतराग:</text:p>
      <text:p text:style-name="P1">श्रमण: समसुखदु:खो भणित: शुद्धोपयोग इति ॥१४॥</text:p>
      <text:p text:style-name="P4">ज्ञानात्मकमात्मानं परं च द्रव्यत्वेनाभिसंबद्धम्‌</text:p>
      <text:p text:style-name="P4">जानाति यदि निश्चयतो य: स मोहक्षयं करोति ॥८९॥</text:p>
      <text:p text:style-name="P1">जो जाणदि अरहंतं दव्वत्तगुणत्तपज्जयत्तेहिं (८०) </text:p>
      <text:p text:style-name="P2">सो जाणदि अप्पाणं मोहो खलु जादि तस्स लयं ॥८६॥ </text:p>
      <text:p text:style-name="P6">सत्ता सव्वपदत्था सविस्सरूवा अणंतपज्जाया </text:p>
      <text:p text:style-name="P6">भंगुप्पादधुवत्ता सप्पडिवक्खा हवदि एक्का ॥८ पं॥ </text:p>
      <text:p text:style-name="P8">द्रव्य गुण पर्याय से, जो जानते अरहंत को</text:p>
      <text:p text:style-name="P8">वे जानते निज आतमा, दृगमोह उनका नाश हो ॥८०॥</text:p>
      <text:p text:style-name="P4">तत्वार्थ को जो जानते, प्रत्यक्ष या जिनशास्त्र से</text:p>
      <text:p text:style-name="P4">दृगमोह क्षय हो इसलिए, स्वाध्याय करना चाहिए ॥८६॥</text:p>
      <text:p text:style-name="P1">दंसणमूलो धम्मो उवइट्ठो जिणवरेहिं सिस्साणं</text:p>
      <text:p text:style-name="P1">तं सोऊण सकण्णे दंसणहीणो ण वंदिव्वो ॥<text:span text:style-name="T1">अ-</text:span>२॥</text:p>
      <text:p text:style-name="P4">दंसणभट्ठा भट्ठा दंसणभट्ठस्स णत्थि णिव्वाणं </text:p>
      <text:p text:style-name="P4">सिज्झंति चरियभट्ठा दंसणभट्ठा ण सिज्झंति ॥<text:span text:style-name="T1">अ-</text:span>३॥</text:p>
      <text:p text:style-name="P1">देशयामि समीचीनं, धर्मं कर्म-निवर्हणम् </text:p>
      <text:p text:style-name="P1">संसारदु:खत: सत्त्वान्, यो धरत्युत्तमे सुखे ॥<text:span text:style-name="T1">र-</text:span>२॥ </text:p>
      <text:p text:style-name="P1"><text:soft-page-break/>अन्यथा वेद पांडित्यं शास्त्र पांडित्यं <text:span text:style-name="T1">चा अन्यथा </text:span></text:p>
      <text:p text:style-name="P2">अन्यथा आत्मं तत्वं लोक: क्लिश्यति चा अन्यथा ॥</text:p>
      <text:p text:style-name="P10">निर्धनत्वं धनं येषां मृत्युरेव हि जीवितम्</text:p>
      <text:p text:style-name="P10">किं करोति विधिस्तेषां सतां ज्ञानैक चक्षुषाम् <text:span text:style-name="T2">॥आत्मा.॥</text:span></text:p>
      <text:p text:style-name="P1">यस्य नास्ति स्वयं विदध्या, शास्त्रं तस्य करोति किम्</text:p>
      <text:p text:style-name="P1">लोचनाभ्यां विहीनस्य, दर्पण: किम् करिष्यति <text:span text:style-name="T2">॥</text:span></text:p>
      <text:p text:style-name="P5">माता शत्रुः पिता वैरी येन बालो न पाठितः</text:p>
      <text:p text:style-name="P5">न शोभते सभामध्ये हंसमध्ये बको यथा ॥</text:p>
      <text:p text:style-name="P2">भाग्यहीन को नहीं मिले भली वस्तु का योग </text:p>
      <text:p text:style-name="P2">दाख पके तो काक के होत कन्ठ में रोग ॥</text:p>
      <text:p text:style-name="P7">चत्वारि नरक द्वारं प्रथमं रात्रि भोजनं</text:p>
      <text:p text:style-name="P6"><text:span text:style-name="T4">परस्त्री गमनं चैव, संधानानन्तकायिकम्</text:span> <text:span text:style-name="T3">॥म.भा.-शा.पर्व॥ <text:s/></text:span></text:p>
      <text:p text:style-name="P6">अस्तंगते दिवानाथे आपो रुधिर मुच्यते </text:p>
      <text:p text:style-name="P6">अन्नं मांस समं प्रोक्तं मार्कन्डेय महिर्षिणा <text:span text:style-name="T3">॥मा. पु॥</text:span></text:p>
      <text:p text:style-name="P7">मृते स्वजन मात्रेपि सूतकं जायते किल</text:p>
      <text:p text:style-name="P7">अस्तंगते दिवानाथे भोजनं कथं क्रियते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252in" fo:margin-right="0.6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al Jain</meta:initial-creator>
    <meta:creation-date>2015-01-05T12:12:54.34</meta:creation-date>
    <dc:date>2016-07-07T17:02:18.28</dc:date>
    <dc:creator>Vishal Jain</dc:creator>
    <meta:editing-duration>PT3H27M51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6" meta:paragraph-count="87" meta:word-count="608" meta:character-count="3820"/>
  </office:meta>
</office:document-meta>
</file>